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2.835in" svg:y="3.5783in">
            <draw:object draw:notify-on-update-of-ranges="Sheet1.I41:Sheet1.I41 Sheet1.I42:Sheet1.I49 Sheet1.J41:Sheet1.J41 Sheet1.J42:Sheet1.J49 Sheet1.K41:Sheet1.K41 Sheet1.K42:Sheet1.K49 Sheet1.L41:Sheet1.L41 Sheet1.L42:Sheet1.L49 Sheet1.M41:Sheet1.M41 Sheet1.M42:Sheet1.M49 Sheet1.N41:Sheet1.N41 Sheet1.N42:Sheet1.N4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12.8169in" svg:y="3.5472in">
            <draw:object draw:notify-on-update-of-ranges="Sheet1.I41:Sheet1.I41 Sheet1.I42:Sheet1.I49 Sheet1.K41:Sheet1.K41 Sheet1.K42:Sheet1.K49 Sheet1.L41:Sheet1.L41 Sheet1.L42:Sheet1.L49 Sheet1.M41:Sheet1.M41 Sheet1.M42:Sheet1.M49 Sheet1.N41:Sheet1.N41 Sheet1.N42:Sheet1.N4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21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2"/>
          <table:table-cell office:value-type="string">
            <text:p>----------- POR BLOQUES</text:p>
          </table:table-cell>
          <table:table-cell table:number-columns-repeated="18"/>
        </table:table-row>
        <table:table-row table:style-name="ro2">
          <table:table-cell table:number-columns-repeated="6"/>
          <table:table-cell office:value-type="string">
            <text:p>Bloqueas de 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---- 1024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table:number-columns-repeated="6"/>
          <table:table-cell office:value-type="float" office:value="8">
            <text:p>8</text:p>
          </table:table-cell>
          <table:table-cell table:number-columns-repeated="9"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8"/>
          <table:table-cell office:value-type="float" office:value="128">
            <text:p>128</text:p>
          </table:table-cell>
          <table:table-cell office:value-type="string">
            <text:p>0m0.047s</text:p>
          </table:table-cell>
          <table:table-cell table:number-columns-repeated="3" office:value-type="string">
            <text:p>0m0.025s</text:p>
          </table:table-cell>
          <table:table-cell office:value-type="string">
            <text:p>0m0.035s</text:p>
          </table:table-cell>
        </table:table-row>
        <table:table-row table:style-name="ro2">
          <table:table-cell table:number-columns-repeated="2"/>
          <table:table-cell office:value-type="string">
            <text:p>real</text:p>
          </table:table-cell>
          <table:table-cell office:value-type="string">
            <text:p>0m0.756s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8"/>
          <table:table-cell office:value-type="float" office:value="256">
            <text:p>256</text:p>
          </table:table-cell>
          <table:table-cell office:value-type="string">
            <text:p>0m0.260s</text:p>
          </table:table-cell>
          <table:table-cell office:value-type="string">
            <text:p>0m0.058s</text:p>
          </table:table-cell>
          <table:table-cell office:value-type="string">
            <text:p>0m0.065s</text:p>
          </table:table-cell>
          <table:table-cell office:value-type="string">
            <text:p>0m0.073s</text:p>
          </table:table-cell>
          <table:table-cell office:value-type="string">
            <text:p>0m0.094s</text:p>
          </table:table-cell>
        </table:table-row>
        <table:table-row table:style-name="ro2">
          <table:table-cell table:number-columns-repeated="6"/>
          <table:table-cell office:value-type="float" office:value="64">
            <text:p>64</text:p>
          </table:table-cell>
          <table:table-cell table:number-columns-repeated="8"/>
          <table:table-cell office:value-type="float" office:value="384">
            <text:p>384</text:p>
          </table:table-cell>
          <table:table-cell office:value-type="string">
            <text:p>0m0.877s</text:p>
          </table:table-cell>
          <table:table-cell office:value-type="string">
            <text:p>0m0.115s</text:p>
          </table:table-cell>
          <table:table-cell office:value-type="string">
            <text:p>0m0.117s</text:p>
          </table:table-cell>
          <table:table-cell office:value-type="string">
            <text:p>0m0.147s</text:p>
          </table:table-cell>
          <table:table-cell office:value-type="string">
            <text:p>0m0.201s</text:p>
          </table:table-cell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 table:number-columns-repeated="12"/>
          <table:table-cell office:value-type="float" office:value="512">
            <text:p>512</text:p>
          </table:table-cell>
          <table:table-cell office:value-type="string">
            <text:p>0m2.267s</text:p>
          </table:table-cell>
          <table:table-cell office:value-type="string">
            <text:p>0m0.201s</text:p>
          </table:table-cell>
          <table:table-cell office:value-type="string">
            <text:p>0m0.205s</text:p>
          </table:table-cell>
          <table:table-cell office:value-type="string">
            <text:p>0m0.240s</text:p>
          </table:table-cell>
          <table:table-cell office:value-type="string">
            <text:p>0m0.331s</text:p>
          </table:table-cell>
        </table:table-row>
        <table:table-row table:style-name="ro2">
          <table:table-cell table:number-columns-repeated="2"/>
          <table:table-cell office:value-type="string">
            <text:p>real</text:p>
          </table:table-cell>
          <table:table-cell office:value-type="string">
            <text:p>0m0.793s</text:p>
          </table:table-cell>
          <table:table-cell table:number-columns-repeated="11"/>
          <table:table-cell office:value-type="float" office:value="640">
            <text:p>640</text:p>
          </table:table-cell>
          <table:table-cell office:value-type="string">
            <text:p>0m6.646s</text:p>
          </table:table-cell>
          <table:table-cell office:value-type="string">
            <text:p>0m0.301s</text:p>
          </table:table-cell>
          <table:table-cell office:value-type="string">
            <text:p>0m0.319s</text:p>
          </table:table-cell>
          <table:table-cell office:value-type="string">
            <text:p>0m0.372s</text:p>
          </table:table-cell>
          <table:table-cell office:value-type="string">
            <text:p>0m0.520s</text:p>
          </table:table-cell>
        </table:table-row>
        <table:table-row table:style-name="ro2">
          <table:table-cell table:number-columns-repeated="15"/>
          <table:table-cell office:value-type="float" office:value="768">
            <text:p>768</text:p>
          </table:table-cell>
          <table:table-cell office:value-type="string">
            <text:p>0m13.545s</text:p>
          </table:table-cell>
          <table:table-cell office:value-type="string">
            <text:p>0m0.425s</text:p>
          </table:table-cell>
          <table:table-cell office:value-type="string">
            <text:p>0m0.462s</text:p>
          </table:table-cell>
          <table:table-cell office:value-type="string">
            <text:p>0m0.538s</text:p>
          </table:table-cell>
          <table:table-cell office:value-type="string">
            <text:p>0m0.745s</text:p>
          </table:table-cell>
        </table:table-row>
        <table:table-row table:style-name="ro2">
          <table:table-cell table:number-columns-repeated="2"/>
          <table:table-cell office:value-type="float" office:value="32">
            <text:p>32</text:p>
          </table:table-cell>
          <table:table-cell table:number-columns-repeated="12"/>
          <table:table-cell office:value-type="float" office:value="896">
            <text:p>896</text:p>
          </table:table-cell>
          <table:table-cell office:value-type="string">
            <text:p>0m28.646s</text:p>
          </table:table-cell>
          <table:table-cell office:value-type="string">
            <text:p>0m0.712s</text:p>
          </table:table-cell>
          <table:table-cell office:value-type="string">
            <text:p>0m0.750s</text:p>
          </table:table-cell>
          <table:table-cell office:value-type="string">
            <text:p>0m0.891s</text:p>
          </table:table-cell>
          <table:table-cell office:value-type="string">
            <text:p>0m1.303s</text:p>
          </table:table-cell>
        </table:table-row>
        <table:table-row table:style-name="ro2">
          <table:table-cell table:number-columns-repeated="2"/>
          <table:table-cell office:value-type="string">
            <text:p>real</text:p>
          </table:table-cell>
          <table:table-cell office:value-type="string">
            <text:p>0m0.942s</text:p>
          </table:table-cell>
          <table:table-cell table:number-columns-repeated="2"/>
          <table:table-cell office:value-type="string">
            <text:p>Bloqueas de 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384">
            <text:p>384</text:p>
          </table:table-cell>
          <table:table-cell office:value-type="float" office:value="512">
            <text:p>512</text:p>
          </table:table-cell>
          <table:table-cell office:value-type="float" office:value="640">
            <text:p>640</text:p>
          </table:table-cell>
          <table:table-cell office:value-type="float" office:value="768">
            <text:p>768</text:p>
          </table:table-cell>
          <table:table-cell office:value-type="float" office:value="896">
            <text:p>896</text:p>
          </table:table-cell>
          <table:table-cell table:number-columns-repeated="2" office:value-type="float" office:value="1024">
            <text:p>1024</text:p>
          </table:table-cell>
          <table:table-cell office:value-type="string">
            <text:p>0m32.724s</text:p>
          </table:table-cell>
          <table:table-cell office:value-type="string">
            <text:p>0m0.756s</text:p>
          </table:table-cell>
          <table:table-cell office:value-type="string">
            <text:p>0m0.793s</text:p>
          </table:table-cell>
          <table:table-cell office:value-type="string">
            <text:p>0m0.942s</text:p>
          </table:table-cell>
          <table:table-cell office:value-type="string">
            <text:p>0m1.302s</text:p>
          </table:table-cell>
        </table:table-row>
        <table:table-row table:style-name="ro2">
          <table:table-cell table:number-columns-repeated="6"/>
          <table:table-cell office:value-type="float" office:value="0">
            <text:p>0</text:p>
          </table:table-cell>
          <table:table-cell office:value-type="string">
            <text:p>0m0.047s</text:p>
          </table:table-cell>
          <table:table-cell office:value-type="string">
            <text:p>0m0.260s</text:p>
          </table:table-cell>
          <table:table-cell office:value-type="string">
            <text:p>0m0.877s</text:p>
          </table:table-cell>
          <table:table-cell office:value-type="string">
            <text:p>0m2.267s</text:p>
          </table:table-cell>
          <table:table-cell office:value-type="string">
            <text:p>0m6.646s</text:p>
          </table:table-cell>
          <table:table-cell office:value-type="string">
            <text:p>0m13.545s</text:p>
          </table:table-cell>
          <table:table-cell office:value-type="string">
            <text:p>0m28.646s</text:p>
          </table:table-cell>
          <table:table-cell office:value-type="string">
            <text:p>0m32.724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64">
            <text:p>64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string">
            <text:p>0m0.025s</text:p>
          </table:table-cell>
          <table:table-cell office:value-type="string">
            <text:p>0m0.058s</text:p>
          </table:table-cell>
          <table:table-cell office:value-type="string">
            <text:p>0m0.115s</text:p>
          </table:table-cell>
          <table:table-cell office:value-type="string">
            <text:p>0m0.201s</text:p>
          </table:table-cell>
          <table:table-cell office:value-type="string">
            <text:p>0m0.301s</text:p>
          </table:table-cell>
          <table:table-cell office:value-type="string">
            <text:p>0m0.425s</text:p>
          </table:table-cell>
          <table:table-cell office:value-type="string">
            <text:p>0m0.712s</text:p>
          </table:table-cell>
          <table:table-cell office:value-type="string">
            <text:p>0m0.756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real</text:p>
          </table:table-cell>
          <table:table-cell office:value-type="string">
            <text:p>0m1.302s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0m0.025s</text:p>
          </table:table-cell>
          <table:table-cell office:value-type="string">
            <text:p>0m0.065s</text:p>
          </table:table-cell>
          <table:table-cell office:value-type="string">
            <text:p>0m0.117s</text:p>
          </table:table-cell>
          <table:table-cell office:value-type="string">
            <text:p>0m0.205s</text:p>
          </table:table-cell>
          <table:table-cell office:value-type="string">
            <text:p>0m0.319s</text:p>
          </table:table-cell>
          <table:table-cell office:value-type="string">
            <text:p>0m0.462s</text:p>
          </table:table-cell>
          <table:table-cell office:value-type="string">
            <text:p>0m0.750s</text:p>
          </table:table-cell>
          <table:table-cell office:value-type="string">
            <text:p>0m0.793s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32">
            <text:p>32</text:p>
          </table:table-cell>
          <table:table-cell office:value-type="string">
            <text:p>0m0.025s</text:p>
          </table:table-cell>
          <table:table-cell office:value-type="string">
            <text:p>0m0.073s</text:p>
          </table:table-cell>
          <table:table-cell office:value-type="string">
            <text:p>0m0.147s</text:p>
          </table:table-cell>
          <table:table-cell office:value-type="string">
            <text:p>0m0.240s</text:p>
          </table:table-cell>
          <table:table-cell office:value-type="string">
            <text:p>0m0.372s</text:p>
          </table:table-cell>
          <table:table-cell office:value-type="string">
            <text:p>0m0.538s</text:p>
          </table:table-cell>
          <table:table-cell office:value-type="string">
            <text:p>0m0.891s</text:p>
          </table:table-cell>
          <table:table-cell office:value-type="string">
            <text:p>0m0.942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---- 896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string">
            <text:p>0m0.035s</text:p>
          </table:table-cell>
          <table:table-cell office:value-type="string">
            <text:p>0m0.094s</text:p>
          </table:table-cell>
          <table:table-cell office:value-type="string">
            <text:p>0m0.201s</text:p>
          </table:table-cell>
          <table:table-cell office:value-type="string">
            <text:p>0m0.331s</text:p>
          </table:table-cell>
          <table:table-cell office:value-type="string">
            <text:p>0m0.520s</text:p>
          </table:table-cell>
          <table:table-cell office:value-type="string">
            <text:p>0m0.745s</text:p>
          </table:table-cell>
          <table:table-cell office:value-type="string">
            <text:p>0m1.303s</text:p>
          </table:table-cell>
          <table:table-cell office:value-type="string">
            <text:p>0m1.302s</text:p>
          </table:table-cell>
          <table:table-cell table:number-columns-repeated="6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real</text:p>
          </table:table-cell>
          <table:table-cell office:value-type="string">
            <text:p>0m0.712s</text:p>
          </table:table-cell>
          <table:table-cell table:number-columns-repeated="3"/>
          <table:table-cell office:value-type="float" office:value="128">
            <text:p>128</text:p>
          </table:table-cell>
          <table:table-cell office:value-type="string">
            <text:p>0m0.047</text:p>
          </table:table-cell>
          <table:table-cell table:number-columns-repeated="3" office:value-type="string">
            <text:p>0m0.025s</text:p>
          </table:table-cell>
          <table:table-cell office:value-type="string">
            <text:p>0m0.035s</text:p>
          </table:table-cell>
          <table:table-cell table:number-columns-repeated="8"/>
        </table:table-row>
        <table:table-row table:style-name="ro2">
          <table:table-cell table:number-columns-repeated="7"/>
          <table:table-cell office:value-type="float" office:value="256">
            <text:p>256</text:p>
          </table:table-cell>
          <table:table-cell office:value-type="string">
            <text:p>0m0.260</text:p>
          </table:table-cell>
          <table:table-cell office:value-type="string">
            <text:p>0m0.058s</text:p>
          </table:table-cell>
          <table:table-cell office:value-type="string">
            <text:p>0m0.065s</text:p>
          </table:table-cell>
          <table:table-cell office:value-type="string">
            <text:p>0m0.073s</text:p>
          </table:table-cell>
          <table:table-cell office:value-type="string">
            <text:p>0m0.094s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 table:number-columns-repeated="4"/>
          <table:table-cell office:value-type="float" office:value="384">
            <text:p>384</text:p>
          </table:table-cell>
          <table:table-cell office:value-type="string">
            <text:p>0m0.877s</text:p>
          </table:table-cell>
          <table:table-cell office:value-type="string">
            <text:p>0m0.115s</text:p>
          </table:table-cell>
          <table:table-cell office:value-type="string">
            <text:p>0m0.117s</text:p>
          </table:table-cell>
          <table:table-cell office:value-type="string">
            <text:p>0m0.147s</text:p>
          </table:table-cell>
          <table:table-cell office:value-type="string">
            <text:p>0m0.201s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real</text:p>
          </table:table-cell>
          <table:table-cell office:value-type="string">
            <text:p>0m0.750s</text:p>
          </table:table-cell>
          <table:table-cell table:number-columns-repeated="3"/>
          <table:table-cell office:value-type="float" office:value="512">
            <text:p>512</text:p>
          </table:table-cell>
          <table:table-cell office:value-type="string">
            <text:p>0m2.267s</text:p>
          </table:table-cell>
          <table:table-cell office:value-type="string">
            <text:p>0m0.201s</text:p>
          </table:table-cell>
          <table:table-cell office:value-type="string">
            <text:p>0m0.205s</text:p>
          </table:table-cell>
          <table:table-cell office:value-type="string">
            <text:p>0m0.240s</text:p>
          </table:table-cell>
          <table:table-cell office:value-type="string">
            <text:p>0m0.331s</text:p>
          </table:table-cell>
          <table:table-cell table:number-columns-repeated="8"/>
        </table:table-row>
        <table:table-row table:style-name="ro2">
          <table:table-cell table:number-columns-repeated="7"/>
          <table:table-cell office:value-type="float" office:value="640">
            <text:p>640</text:p>
          </table:table-cell>
          <table:table-cell office:value-type="string">
            <text:p>0m6.646s</text:p>
          </table:table-cell>
          <table:table-cell office:value-type="string">
            <text:p>0m0.301s</text:p>
          </table:table-cell>
          <table:table-cell office:value-type="string">
            <text:p>0m0.319s</text:p>
          </table:table-cell>
          <table:table-cell office:value-type="string">
            <text:p>0m0.372s</text:p>
          </table:table-cell>
          <table:table-cell office:value-type="string">
            <text:p>0m0.520s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2">
            <text:p>32</text:p>
          </table:table-cell>
          <table:table-cell table:number-columns-repeated="4"/>
          <table:table-cell office:value-type="float" office:value="768">
            <text:p>768</text:p>
          </table:table-cell>
          <table:table-cell office:value-type="string">
            <text:p>0m13.545s</text:p>
          </table:table-cell>
          <table:table-cell office:value-type="string">
            <text:p>0m0.425s</text:p>
          </table:table-cell>
          <table:table-cell office:value-type="string">
            <text:p>0m0.462s</text:p>
          </table:table-cell>
          <table:table-cell office:value-type="string">
            <text:p>0m0.538s</text:p>
          </table:table-cell>
          <table:table-cell office:value-type="string">
            <text:p>0m0.745s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real</text:p>
          </table:table-cell>
          <table:table-cell office:value-type="string">
            <text:p>0m0.891s</text:p>
          </table:table-cell>
          <table:table-cell table:number-columns-repeated="3"/>
          <table:table-cell office:value-type="float" office:value="896">
            <text:p>896</text:p>
          </table:table-cell>
          <table:table-cell office:value-type="string">
            <text:p>0m28.646s</text:p>
          </table:table-cell>
          <table:table-cell office:value-type="string">
            <text:p>0m0.712s</text:p>
          </table:table-cell>
          <table:table-cell office:value-type="string">
            <text:p>0m0.750s</text:p>
          </table:table-cell>
          <table:table-cell office:value-type="string">
            <text:p>0m0.891s</text:p>
          </table:table-cell>
          <table:table-cell office:value-type="string">
            <text:p>0m1.303s</text:p>
          </table:table-cell>
          <table:table-cell table:number-columns-repeated="8"/>
        </table:table-row>
        <table:table-row table:style-name="ro2">
          <table:table-cell table:number-columns-repeated="7"/>
          <table:table-cell office:value-type="float" office:value="1024">
            <text:p>1024</text:p>
          </table:table-cell>
          <table:table-cell office:value-type="string">
            <text:p>0m32.724s</text:p>
          </table:table-cell>
          <table:table-cell office:value-type="string">
            <text:p>0m0.756s</text:p>
          </table:table-cell>
          <table:table-cell office:value-type="string">
            <text:p>0m0.793s</text:p>
          </table:table-cell>
          <table:table-cell office:value-type="string">
            <text:p>0m0.942s</text:p>
          </table:table-cell>
          <table:table-cell office:value-type="string">
            <text:p>0m1.302s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4">
            <text:p>64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>
            <text:p>real</text:p>
          </table:table-cell>
          <table:table-cell office:value-type="string">
            <text:p>0m1.303s</text:p>
          </table:table-cell>
          <table:table-cell table:number-columns-repeated="17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2"/>
          <table:table-cell office:value-type="string">
            <text:p>---- 768</text:p>
          </table:table-cell>
          <table:table-cell table:number-columns-repeated="18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>
            <text:p>real</text:p>
          </table:table-cell>
          <table:table-cell office:value-type="string">
            <text:p>0m0.425s</text:p>
          </table:table-cell>
          <table:table-cell table:number-columns-repeated="17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>
            <text:p>real</text:p>
          </table:table-cell>
          <table:table-cell office:value-type="string">
            <text:p>0m0.462s</text:p>
          </table:table-cell>
          <table:table-cell table:number-columns-repeated="17"/>
        </table:table-row>
        <table:table-row table:style-name="ro2">
          <table:table-cell table:number-columns-repeated="8"/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2">
            <text:p>32</text:p>
          </table:table-cell>
          <table:table-cell table:number-columns-repeated="5"/>
          <table:table-cell office:value-type="float" office:value="128">
            <text:p>128</text:p>
          </table:table-cell>
          <table:table-cell office:value-type="float" office:value="0.047">
            <text:p>0.047</text:p>
          </table:table-cell>
          <table:table-cell table:number-columns-repeated="3" office:value-type="float" office:value="0.025">
            <text:p>0.025</text:p>
          </table:table-cell>
          <table:table-cell office:value-type="float" office:value="0.035">
            <text:p>0.03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real</text:p>
          </table:table-cell>
          <table:table-cell office:value-type="string">
            <text:p>0m0.538s</text:p>
          </table:table-cell>
          <table:table-cell table:number-columns-repeated="4"/>
          <table:table-cell office:value-type="float" office:value="256">
            <text:p>256</text:p>
          </table:table-cell>
          <table:table-cell office:value-type="float" office:value="0.26">
            <text:p>0.26</text:p>
          </table:table-cell>
          <table:table-cell office:value-type="float" office:value="0.058">
            <text:p>0.058</text:p>
          </table:table-cell>
          <table:table-cell office:value-type="float" office:value="0.065">
            <text:p>0.065</text:p>
          </table:table-cell>
          <table:table-cell office:value-type="float" office:value="0.073">
            <text:p>0.073</text:p>
          </table:table-cell>
          <table:table-cell office:value-type="float" office:value="0.094">
            <text:p>0.094</text:p>
          </table:table-cell>
          <table:table-cell table:number-columns-repeated="7"/>
        </table:table-row>
        <table:table-row table:style-name="ro2">
          <table:table-cell table:number-columns-repeated="8"/>
          <table:table-cell office:value-type="float" office:value="384">
            <text:p>384</text:p>
          </table:table-cell>
          <table:table-cell office:value-type="float" office:value="0.877">
            <text:p>0.877</text:p>
          </table:table-cell>
          <table:table-cell office:value-type="float" office:value="0.11">
            <text:p>0.11</text:p>
          </table:table-cell>
          <table:table-cell office:value-type="float" office:value="0.117">
            <text:p>0.117</text:p>
          </table:table-cell>
          <table:table-cell office:value-type="float" office:value="0.147">
            <text:p>0.147</text:p>
          </table:table-cell>
          <table:table-cell office:value-type="float" office:value="0.201">
            <text:p>0.20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64">
            <text:p>64</text:p>
          </table:table-cell>
          <table:table-cell table:number-columns-repeated="5"/>
          <table:table-cell office:value-type="float" office:value="512">
            <text:p>512</text:p>
          </table:table-cell>
          <table:table-cell office:value-type="float" office:value="2.267">
            <text:p>2.267</text:p>
          </table:table-cell>
          <table:table-cell office:value-type="float" office:value="0.201">
            <text:p>0.201</text:p>
          </table:table-cell>
          <table:table-cell office:value-type="float" office:value="0.205">
            <text:p>0.205</text:p>
          </table:table-cell>
          <table:table-cell office:value-type="float" office:value="0.24">
            <text:p>0.24</text:p>
          </table:table-cell>
          <table:table-cell office:value-type="float" office:value="0.331">
            <text:p>0.33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real</text:p>
          </table:table-cell>
          <table:table-cell office:value-type="string">
            <text:p>0m0.745s</text:p>
          </table:table-cell>
          <table:table-cell table:number-columns-repeated="4"/>
          <table:table-cell office:value-type="float" office:value="640">
            <text:p>640</text:p>
          </table:table-cell>
          <table:table-cell office:value-type="float" office:value="6.646">
            <text:p>6.646</text:p>
          </table:table-cell>
          <table:table-cell office:value-type="float" office:value="0.301">
            <text:p>0.301</text:p>
          </table:table-cell>
          <table:table-cell office:value-type="float" office:value="0.319">
            <text:p>0.319</text:p>
          </table:table-cell>
          <table:table-cell office:value-type="float" office:value="0.372">
            <text:p>0.372</text:p>
          </table:table-cell>
          <table:table-cell office:value-type="float" office:value="0.52">
            <text:p>0.52</text:p>
          </table:table-cell>
          <table:table-cell table:number-columns-repeated="7"/>
        </table:table-row>
        <table:table-row table:style-name="ro2">
          <table:table-cell table:number-columns-repeated="8"/>
          <table:table-cell office:value-type="float" office:value="768">
            <text:p>768</text:p>
          </table:table-cell>
          <table:table-cell office:value-type="float" office:value="13.545">
            <text:p>13.545</text:p>
          </table:table-cell>
          <table:table-cell office:value-type="float" office:value="0.425">
            <text:p>0.425</text:p>
          </table:table-cell>
          <table:table-cell office:value-type="float" office:value="0.462">
            <text:p>0.462</text:p>
          </table:table-cell>
          <table:table-cell office:value-type="float" office:value="0.538">
            <text:p>0.538</text:p>
          </table:table-cell>
          <table:table-cell office:value-type="float" office:value="0.745">
            <text:p>0.74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---- 640</text:p>
          </table:table-cell>
          <table:table-cell table:number-columns-repeated="5"/>
          <table:table-cell office:value-type="float" office:value="896">
            <text:p>896</text:p>
          </table:table-cell>
          <table:table-cell office:value-type="float" office:value="28.646">
            <text:p>28.646</text:p>
          </table:table-cell>
          <table:table-cell office:value-type="float" office:value="0.712">
            <text:p>0.712</text:p>
          </table:table-cell>
          <table:table-cell office:value-type="float" office:value="0.75">
            <text:p>0.75</text:p>
          </table:table-cell>
          <table:table-cell office:value-type="float" office:value="0.891">
            <text:p>0.891</text:p>
          </table:table-cell>
          <table:table-cell office:value-type="float" office:value="1.303">
            <text:p>1.303</text:p>
          </table:table-cell>
          <table:table-cell table:number-columns-repeated="7"/>
        </table:table-row>
        <table:table-row table:style-name="ro2">
          <table:table-cell table:number-columns-repeated="8"/>
          <table:table-cell office:value-type="float" office:value="1024">
            <text:p>1024</text:p>
          </table:table-cell>
          <table:table-cell office:value-type="float" office:value="32.724">
            <text:p>32.724</text:p>
          </table:table-cell>
          <table:table-cell office:value-type="float" office:value="0.756">
            <text:p>0.756</text:p>
          </table:table-cell>
          <table:table-cell office:value-type="float" office:value="0.793">
            <text:p>0.793</text:p>
          </table:table-cell>
          <table:table-cell office:value-type="float" office:value="0.942">
            <text:p>0.942</text:p>
          </table:table-cell>
          <table:table-cell office:value-type="float" office:value="1.302">
            <text:p>1.30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>
            <text:p>real</text:p>
          </table:table-cell>
          <table:table-cell office:value-type="string">
            <text:p>0m0.301s</text:p>
          </table:table-cell>
          <table:table-cell table:number-columns-repeated="17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>
            <text:p>real</text:p>
          </table:table-cell>
          <table:table-cell office:value-type="string">
            <text:p>0m0.319s</text:p>
          </table:table-cell>
          <table:table-cell table:number-columns-repeated="17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2"/>
          <table:table-cell office:value-type="float" office:value="32">
            <text:p>32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>
            <text:p>real</text:p>
          </table:table-cell>
          <table:table-cell office:value-type="string">
            <text:p>0m0.372s</text:p>
          </table:table-cell>
          <table:table-cell table:number-columns-repeated="17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2"/>
          <table:table-cell office:value-type="float" office:value="64">
            <text:p>64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>
            <text:p>real</text:p>
          </table:table-cell>
          <table:table-cell office:value-type="string">
            <text:p>0m0.520s</text:p>
          </table:table-cell>
          <table:table-cell table:number-columns-repeated="17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2"/>
          <table:table-cell office:value-type="string">
            <text:p>---- 512</text:p>
          </table:table-cell>
          <table:table-cell table:number-columns-repeated="18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>
            <text:p>real</text:p>
          </table:table-cell>
          <table:table-cell office:value-type="string">
            <text:p>0m0.201s</text:p>
          </table:table-cell>
          <table:table-cell table:number-columns-repeated="17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>
            <text:p>real</text:p>
          </table:table-cell>
          <table:table-cell office:value-type="string">
            <text:p>0m0.205s</text:p>
          </table:table-cell>
          <table:table-cell table:number-columns-repeated="17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2"/>
          <table:table-cell office:value-type="float" office:value="32">
            <text:p>32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>
            <text:p>real</text:p>
          </table:table-cell>
          <table:table-cell office:value-type="string">
            <text:p>0m0.240s</text:p>
          </table:table-cell>
          <table:table-cell table:number-columns-repeated="17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2"/>
          <table:table-cell office:value-type="float" office:value="64">
            <text:p>64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>
            <text:p>real</text:p>
          </table:table-cell>
          <table:table-cell office:value-type="string">
            <text:p>0m0.331s</text:p>
          </table:table-cell>
          <table:table-cell table:number-columns-repeated="17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2"/>
          <table:table-cell office:value-type="string">
            <text:p>---- 384</text:p>
          </table:table-cell>
          <table:table-cell table:number-columns-repeated="18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>
            <text:p>real</text:p>
          </table:table-cell>
          <table:table-cell office:value-type="string">
            <text:p>0m0.115s</text:p>
          </table:table-cell>
          <table:table-cell table:number-columns-repeated="17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>
            <text:p>real</text:p>
          </table:table-cell>
          <table:table-cell office:value-type="string">
            <text:p>0m0.117s</text:p>
          </table:table-cell>
          <table:table-cell table:number-columns-repeated="17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2"/>
          <table:table-cell office:value-type="float" office:value="32">
            <text:p>32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>
            <text:p>real</text:p>
          </table:table-cell>
          <table:table-cell office:value-type="string">
            <text:p>0m0.147s</text:p>
          </table:table-cell>
          <table:table-cell table:number-columns-repeated="17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2"/>
          <table:table-cell office:value-type="float" office:value="64">
            <text:p>64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>
            <text:p>real</text:p>
          </table:table-cell>
          <table:table-cell office:value-type="string">
            <text:p>0m0.201s</text:p>
          </table:table-cell>
          <table:table-cell table:number-columns-repeated="17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2"/>
          <table:table-cell office:value-type="string">
            <text:p>---- 256</text:p>
          </table:table-cell>
          <table:table-cell table:number-columns-repeated="18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>
            <text:p>real</text:p>
          </table:table-cell>
          <table:table-cell office:value-type="string">
            <text:p>0m0.058s</text:p>
          </table:table-cell>
          <table:table-cell table:number-columns-repeated="17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>
            <text:p>real</text:p>
          </table:table-cell>
          <table:table-cell office:value-type="string">
            <text:p>0m0.065s</text:p>
          </table:table-cell>
          <table:table-cell table:number-columns-repeated="17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2"/>
          <table:table-cell office:value-type="float" office:value="32">
            <text:p>32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>
            <text:p>real</text:p>
          </table:table-cell>
          <table:table-cell office:value-type="string">
            <text:p>0m0.073s</text:p>
          </table:table-cell>
          <table:table-cell table:number-columns-repeated="17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2"/>
          <table:table-cell office:value-type="float" office:value="64">
            <text:p>64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>
            <text:p>real</text:p>
          </table:table-cell>
          <table:table-cell office:value-type="string">
            <text:p>0m0.094s</text:p>
          </table:table-cell>
          <table:table-cell table:number-columns-repeated="17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2"/>
          <table:table-cell office:value-type="string">
            <text:p>---- 128</text:p>
          </table:table-cell>
          <table:table-cell table:number-columns-repeated="18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>
            <text:p>real</text:p>
          </table:table-cell>
          <table:table-cell office:value-type="string">
            <text:p>0m0.025s</text:p>
          </table:table-cell>
          <table:table-cell table:number-columns-repeated="17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>
            <text:p>real</text:p>
          </table:table-cell>
          <table:table-cell office:value-type="string">
            <text:p>0m0.025s</text:p>
          </table:table-cell>
          <table:table-cell table:number-columns-repeated="17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2"/>
          <table:table-cell office:value-type="float" office:value="32">
            <text:p>32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>
            <text:p>real</text:p>
          </table:table-cell>
          <table:table-cell office:value-type="string">
            <text:p>0m0.025s</text:p>
          </table:table-cell>
          <table:table-cell table:number-columns-repeated="17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2"/>
          <table:table-cell office:value-type="float" office:value="64">
            <text:p>64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>
            <text:p>real</text:p>
          </table:table-cell>
          <table:table-cell office:value-type="string">
            <text:p>0m0.035s</text:p>
          </table:table-cell>
          <table:table-cell table:number-columns-repeated="17"/>
        </table:table-row>
        <table:table-row table:style-name="ro2" table:number-rows-repeated="2">
          <table:table-cell table:number-columns-repeated="21"/>
        </table:table-row>
        <table:table-row table:style-name="ro2">
          <table:table-cell table:number-columns-repeated="2"/>
          <table:table-cell office:value-type="string">
            <text:p>------------------- <text:s/>NO BLOQ</text:p>
          </table:table-cell>
          <table:table-cell table:number-columns-repeated="18"/>
        </table:table-row>
        <table:table-row table:style-name="ro2" table:number-rows-repeated="2">
          <table:table-cell table:number-columns-repeated="21"/>
        </table:table-row>
        <table:table-row table:style-name="ro2">
          <table:table-cell table:number-columns-repeated="2"/>
          <table:table-cell office:value-type="string">
            <text:p>real</text:p>
          </table:table-cell>
          <table:table-cell office:value-type="string">
            <text:p>0m32.724s</text:p>
          </table:table-cell>
          <table:table-cell table:number-columns-repeated="17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2"/>
          <table:table-cell office:value-type="string">
            <text:p>real</text:p>
          </table:table-cell>
          <table:table-cell office:value-type="string">
            <text:p>0m28.646s</text:p>
          </table:table-cell>
          <table:table-cell table:number-columns-repeated="17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2"/>
          <table:table-cell office:value-type="string">
            <text:p>real</text:p>
          </table:table-cell>
          <table:table-cell office:value-type="string">
            <text:p>0m13.545s</text:p>
          </table:table-cell>
          <table:table-cell table:number-columns-repeated="17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2"/>
          <table:table-cell office:value-type="string">
            <text:p>real</text:p>
          </table:table-cell>
          <table:table-cell office:value-type="string">
            <text:p>0m6.646s</text:p>
          </table:table-cell>
          <table:table-cell table:number-columns-repeated="17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2"/>
          <table:table-cell office:value-type="string">
            <text:p>real</text:p>
          </table:table-cell>
          <table:table-cell office:value-type="string">
            <text:p>0m2.267s</text:p>
          </table:table-cell>
          <table:table-cell table:number-columns-repeated="17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2"/>
          <table:table-cell office:value-type="string">
            <text:p>real</text:p>
          </table:table-cell>
          <table:table-cell office:value-type="string">
            <text:p>0m0.877s</text:p>
          </table:table-cell>
          <table:table-cell table:number-columns-repeated="17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2"/>
          <table:table-cell office:value-type="string">
            <text:p>real</text:p>
          </table:table-cell>
          <table:table-cell office:value-type="string">
            <text:p>0m0.260s</text:p>
          </table:table-cell>
          <table:table-cell table:number-columns-repeated="17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2"/>
          <table:table-cell office:value-type="string">
            <text:p>real</text:p>
          </table:table-cell>
          <table:table-cell office:value-type="string">
            <text:p>0m0.047s</text:p>
          </table:table-cell>
          <table:table-cell table:number-columns-repeated="17"/>
        </table:table-row>
        <table:table-row table:style-name="ro2" table:number-rows-repeated="1048439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3-05-16T01:02:48</meta:creation-date>
    <dc:date>2013-05-16T01:58:00</dc:date>
    <dc:creator>Damian </dc:creator>
    <meta:editing-duration>PT7M</meta:editing-duration>
    <meta:editing-cycles>1</meta:editing-cycles>
    <meta:document-statistic meta:table-count="3" meta:cell-count="342" meta:object-count="2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3.205cm" style:legend-expansion="high" chart:style-name="ch2"/>
        <chart:plot-area chart:style-name="ch3" table:cell-range-address="Sheet1.I41:Sheet1.N49" chart:data-source-has-labels="both" svg:x="0.77cm" svg:y="0.855cm" svg:width="12.876cm" svg:height="7.545cm">
          <chartooo:coordinate-region svg:x="1.391cm" svg:y="1.054cm" svg:width="11.883cm" svg:height="6.699cm"/>
          <chart:axis chart:dimension="x" chart:name="primary-x" chart:style-name="ch4" chartooo:axis-type="auto">
            <chart:categories table:cell-range-address="Sheet1.I42:Sheet1.I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J42:Sheet1.J49" chart:label-cell-address="Sheet1.J41:Sheet1.J41" chart:class="chart:scatter">
            <chart:domain table:cell-range-address="Sheet1.I42:Sheet1.I49"/>
            <chart:data-point chart:repeated="8"/>
          </chart:series>
          <chart:series chart:style-name="ch7" chart:values-cell-range-address="Sheet1.K42:Sheet1.K49" chart:label-cell-address="Sheet1.K41:Sheet1.K41" chart:class="chart:scatter">
            <chart:data-point chart:repeated="8"/>
          </chart:series>
          <chart:series chart:style-name="ch8" chart:values-cell-range-address="Sheet1.L42:Sheet1.L49" chart:label-cell-address="Sheet1.L41:Sheet1.L41" chart:class="chart:scatter">
            <chart:data-point chart:repeated="8"/>
          </chart:series>
          <chart:series chart:style-name="ch9" chart:values-cell-range-address="Sheet1.M42:Sheet1.M49" chart:label-cell-address="Sheet1.M41:Sheet1.M41" chart:class="chart:scatter">
            <chart:data-point chart:repeated="8"/>
          </chart:series>
          <chart:series chart:style-name="ch10" chart:values-cell-range-address="Sheet1.N42:Sheet1.N49" chart:label-cell-address="Sheet1.N41:Sheet1.N41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Sheet1.J41:Sheet1.J41</svg:desc>
                </draw:g>
              </table:table-cell>
              <table:table-cell office:value-type="string">
                <text:p>8</text:p>
                <draw:g>
                  <svg:desc>Sheet1.K41:Sheet1.K41</svg:desc>
                </draw:g>
              </table:table-cell>
              <table:table-cell office:value-type="string">
                <text:p>16</text:p>
                <draw:g>
                  <svg:desc>Sheet1.L41:Sheet1.L41</svg:desc>
                </draw:g>
              </table:table-cell>
              <table:table-cell office:value-type="string">
                <text:p>32</text:p>
                <draw:g>
                  <svg:desc>Sheet1.M41:Sheet1.M41</svg:desc>
                </draw:g>
              </table:table-cell>
              <table:table-cell office:value-type="string">
                <text:p>64</text:p>
                <draw:g>
                  <svg:desc>Sheet1.N41:Sheet1.N41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  <draw:g>
                  <svg:desc>Sheet1.I42:Sheet1.I49</svg:desc>
                </draw:g>
              </table:table-cell>
              <table:table-cell office:value-type="float" office:value="0.047">
                <text:p>0.047</text:p>
                <draw:g>
                  <svg:desc>Sheet1.J42:Sheet1.J49</svg:desc>
                </draw:g>
              </table:table-cell>
              <table:table-cell office:value-type="float" office:value="0.025">
                <text:p>0.025</text:p>
                <draw:g>
                  <svg:desc>Sheet1.K42:Sheet1.K49</svg:desc>
                </draw:g>
              </table:table-cell>
              <table:table-cell office:value-type="float" office:value="0.025">
                <text:p>0.025</text:p>
                <draw:g>
                  <svg:desc>Sheet1.L42:Sheet1.L49</svg:desc>
                </draw:g>
              </table:table-cell>
              <table:table-cell office:value-type="float" office:value="0.025">
                <text:p>0.025</text:p>
                <draw:g>
                  <svg:desc>Sheet1.M42:Sheet1.M49</svg:desc>
                </draw:g>
              </table:table-cell>
              <table:table-cell office:value-type="float" office:value="0.035">
                <text:p>0.035</text:p>
                <draw:g>
                  <svg:desc>Sheet1.N42:Sheet1.N49</svg:desc>
                </draw:g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26">
                <text:p>0.26</text:p>
              </table:table-cell>
              <table:table-cell office:value-type="float" office:value="0.058">
                <text:p>0.058</text:p>
              </table:table-cell>
              <table:table-cell office:value-type="float" office:value="0.065">
                <text:p>0.065</text:p>
              </table:table-cell>
              <table:table-cell office:value-type="float" office:value="0.073">
                <text:p>0.073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877">
                <text:p>0.877</text:p>
              </table:table-cell>
              <table:table-cell office:value-type="float" office:value="0.11">
                <text:p>0.11</text:p>
              </table:table-cell>
              <table:table-cell office:value-type="float" office:value="0.117">
                <text:p>0.117</text:p>
              </table:table-cell>
              <table:table-cell office:value-type="float" office:value="0.147">
                <text:p>0.147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.267">
                <text:p>2.267</text:p>
              </table:table-cell>
              <table:table-cell office:value-type="float" office:value="0.201">
                <text:p>0.201</text:p>
              </table:table-cell>
              <table:table-cell office:value-type="float" office:value="0.205">
                <text:p>0.205</text:p>
              </table:table-cell>
              <table:table-cell office:value-type="float" office:value="0.24">
                <text:p>0.24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6.646">
                <text:p>6.646</text:p>
              </table:table-cell>
              <table:table-cell office:value-type="float" office:value="0.301">
                <text:p>0.301</text:p>
              </table:table-cell>
              <table:table-cell office:value-type="float" office:value="0.319">
                <text:p>0.319</text:p>
              </table:table-cell>
              <table:table-cell office:value-type="float" office:value="0.372">
                <text:p>0.37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3.545">
                <text:p>13.545</text:p>
              </table:table-cell>
              <table:table-cell office:value-type="float" office:value="0.425">
                <text:p>0.425</text:p>
              </table:table-cell>
              <table:table-cell office:value-type="float" office:value="0.462">
                <text:p>0.462</text:p>
              </table:table-cell>
              <table:table-cell office:value-type="float" office:value="0.538">
                <text:p>0.538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28.646">
                <text:p>28.646</text:p>
              </table:table-cell>
              <table:table-cell office:value-type="float" office:value="0.712">
                <text:p>0.712</text:p>
              </table:table-cell>
              <table:table-cell office:value-type="float" office:value="0.75">
                <text:p>0.75</text:p>
              </table:table-cell>
              <table:table-cell office:value-type="float" office:value="0.891">
                <text:p>0.891</text:p>
              </table:table-cell>
              <table:table-cell office:value-type="float" office:value="1.303">
                <text:p>1.30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2.724">
                <text:p>32.724</text:p>
              </table:table-cell>
              <table:table-cell office:value-type="float" office:value="0.756">
                <text:p>0.756</text:p>
              </table:table-cell>
              <table:table-cell office:value-type="float" office:value="0.793">
                <text:p>0.793</text:p>
              </table:table-cell>
              <table:table-cell office:value-type="float" office:value="0.942">
                <text:p>0.942</text:p>
              </table:table-cell>
              <table:table-cell office:value-type="float" office:value="1.302">
                <text:p>1.3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3.454cm" style:legend-expansion="high" chart:style-name="ch2"/>
        <chart:plot-area chart:style-name="ch3" table:cell-range-address="Sheet1.I41:Sheet1.I49 Sheet1.K41:Sheet1.N49" chart:data-source-has-labels="both" svg:x="0.77cm" svg:y="0.855cm" svg:width="12.876cm" svg:height="7.545cm">
          <chartooo:coordinate-region svg:x="1.497cm" svg:y="1.054cm" svg:width="11.777cm" svg:height="6.699cm"/>
          <chart:axis chart:dimension="x" chart:name="primary-x" chart:style-name="ch4" chartooo:axis-type="auto">
            <chart:categories table:cell-range-address="Sheet1.I42:Sheet1.I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K42:Sheet1.K49" chart:label-cell-address="Sheet1.K41:Sheet1.K41" chart:class="chart:scatter">
            <chart:domain table:cell-range-address="Sheet1.I42:Sheet1.I49"/>
            <chart:data-point chart:repeated="8"/>
          </chart:series>
          <chart:series chart:style-name="ch7" chart:values-cell-range-address="Sheet1.L42:Sheet1.L49" chart:label-cell-address="Sheet1.L41:Sheet1.L41" chart:class="chart:scatter">
            <chart:data-point chart:repeated="8"/>
          </chart:series>
          <chart:series chart:style-name="ch8" chart:values-cell-range-address="Sheet1.M42:Sheet1.M49" chart:label-cell-address="Sheet1.M41:Sheet1.M41" chart:class="chart:scatter">
            <chart:data-point chart:repeated="8"/>
          </chart:series>
          <chart:series chart:style-name="ch9" chart:values-cell-range-address="Sheet1.N42:Sheet1.N49" chart:label-cell-address="Sheet1.N41:Sheet1.N41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</text:p>
                <draw:g>
                  <svg:desc>Sheet1.K41:Sheet1.K41</svg:desc>
                </draw:g>
              </table:table-cell>
              <table:table-cell office:value-type="string">
                <text:p>16</text:p>
                <draw:g>
                  <svg:desc>Sheet1.L41:Sheet1.L41</svg:desc>
                </draw:g>
              </table:table-cell>
              <table:table-cell office:value-type="string">
                <text:p>32</text:p>
                <draw:g>
                  <svg:desc>Sheet1.M41:Sheet1.M41</svg:desc>
                </draw:g>
              </table:table-cell>
              <table:table-cell office:value-type="string">
                <text:p>64</text:p>
                <draw:g>
                  <svg:desc>Sheet1.N41:Sheet1.N41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  <draw:g>
                  <svg:desc>Sheet1.I42:Sheet1.I49</svg:desc>
                </draw:g>
              </table:table-cell>
              <table:table-cell office:value-type="float" office:value="0.025">
                <text:p>0.025</text:p>
                <draw:g>
                  <svg:desc>Sheet1.K42:Sheet1.K49</svg:desc>
                </draw:g>
              </table:table-cell>
              <table:table-cell office:value-type="float" office:value="0.025">
                <text:p>0.025</text:p>
                <draw:g>
                  <svg:desc>Sheet1.L42:Sheet1.L49</svg:desc>
                </draw:g>
              </table:table-cell>
              <table:table-cell office:value-type="float" office:value="0.025">
                <text:p>0.025</text:p>
                <draw:g>
                  <svg:desc>Sheet1.M42:Sheet1.M49</svg:desc>
                </draw:g>
              </table:table-cell>
              <table:table-cell office:value-type="float" office:value="0.035">
                <text:p>0.035</text:p>
                <draw:g>
                  <svg:desc>Sheet1.N42:Sheet1.N49</svg:desc>
                </draw:g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58">
                <text:p>0.058</text:p>
              </table:table-cell>
              <table:table-cell office:value-type="float" office:value="0.065">
                <text:p>0.065</text:p>
              </table:table-cell>
              <table:table-cell office:value-type="float" office:value="0.073">
                <text:p>0.073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11">
                <text:p>0.11</text:p>
              </table:table-cell>
              <table:table-cell office:value-type="float" office:value="0.117">
                <text:p>0.117</text:p>
              </table:table-cell>
              <table:table-cell office:value-type="float" office:value="0.147">
                <text:p>0.147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201">
                <text:p>0.201</text:p>
              </table:table-cell>
              <table:table-cell office:value-type="float" office:value="0.205">
                <text:p>0.205</text:p>
              </table:table-cell>
              <table:table-cell office:value-type="float" office:value="0.24">
                <text:p>0.24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301">
                <text:p>0.301</text:p>
              </table:table-cell>
              <table:table-cell office:value-type="float" office:value="0.319">
                <text:p>0.319</text:p>
              </table:table-cell>
              <table:table-cell office:value-type="float" office:value="0.372">
                <text:p>0.37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0.425">
                <text:p>0.425</text:p>
              </table:table-cell>
              <table:table-cell office:value-type="float" office:value="0.462">
                <text:p>0.462</text:p>
              </table:table-cell>
              <table:table-cell office:value-type="float" office:value="0.538">
                <text:p>0.538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0.712">
                <text:p>0.712</text:p>
              </table:table-cell>
              <table:table-cell office:value-type="float" office:value="0.75">
                <text:p>0.75</text:p>
              </table:table-cell>
              <table:table-cell office:value-type="float" office:value="0.891">
                <text:p>0.891</text:p>
              </table:table-cell>
              <table:table-cell office:value-type="float" office:value="1.303">
                <text:p>1.30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756">
                <text:p>0.756</text:p>
              </table:table-cell>
              <table:table-cell office:value-type="float" office:value="0.793">
                <text:p>0.793</text:p>
              </table:table-cell>
              <table:table-cell office:value-type="float" office:value="0.942">
                <text:p>0.942</text:p>
              </table:table-cell>
              <table:table-cell office:value-type="float" office:value="1.302">
                <text:p>1.3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